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0992fe" officeooo:paragraph-rsid="000992fe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0992fe" officeooo:paragraph-rsid="000992fe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0992fe" officeooo:paragraph-rsid="000992f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ourier New" fo:font-size="18pt" fo:font-weight="bold" officeooo:rsid="000ab640" officeooo:paragraph-rsid="000ab640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Courier New" fo:font-size="12pt" fo:font-weight="normal" officeooo:rsid="000992fe" officeooo:paragraph-rsid="000992fe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ourier New" fo:font-size="12pt" fo:font-weight="normal" officeooo:rsid="000ab640" officeooo:paragraph-rsid="000ab64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dotte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5</text:p>
      <text:p text:style-name="P1"/>
      <text:p text:style-name="P2">Actividad 4.5.1</text:p>
      <text:p text:style-name="P2"/>
      <text:p text:style-name="P3">Profesores (<text:span text:style-name="T2">#id</text:span>, nombre)</text:p>
      <text:p text:style-name="P3"/>
      <text:p text:style-name="P3">Cursos (<text:span text:style-name="T2">#id</text:span>, nombre)</text:p>
      <text:p text:style-name="P3"/>
      <text:p text:style-name="P3">Aulas (<text:span text:style-name="T2">#id</text:span>, descripción)</text:p>
      <text:p text:style-name="P3"/>
      <text:p text:style-name="P3">Imparte (<text:span text:style-name="T2">#id_profesor, #id_curso, #id_aula</text:span>, hora, dia)</text:p>
      <text:p text:style-name="P3"/>
      <text:p text:style-name="P3"><text:s text:c="3"/>id_profesor → profesores (MC, BR)</text:p>
      <text:p text:style-name="P3"><text:s text:c="3"/>id_curso → cursos (MC, BR)</text:p>
      <text:p text:style-name="P3"><text:s text:c="3"/>id_aula → aula (MC, BR)</text:p>
      <text:p text:style-name="P3"/>
      <text:p text:style-name="P3"/>
      <text:p text:style-name="P3"/>
      <text:p text:style-name="P2">Actividad 4.5.2</text:p>
      <text:p text:style-name="P3"/>
      <text:p text:style-name="P6">Profesores (<text:span text:style-name="T2">#id</text:span>)</text:p>
      <text:p text:style-name="P6"/>
      <text:p text:style-name="P6">Aulas (<text:span text:style-name="T2">#id</text:span>)</text:p>
      <text:p text:style-name="P6"/>
      <text:p text:style-name="P6">Módulos (<text:span text:style-name="T2">#id</text:span>)</text:p>
      <text:p text:style-name="P6"/>
      <text:p text:style-name="P6">Imparte (<text:span text:style-name="T2">#id_módulo, #id_aula</text:span>, <text:span text:style-name="T3">id_profesor</text:span>, hora, dia)</text:p>
      <text:p text:style-name="P6"/>
      <text:p text:style-name="P6"><text:s text:c="4"/>id_modulo → modulos (MC, BR)</text:p>
      <text:p text:style-name="P6"><text:s text:c="4"/>id_aula → aulas (MC, BR)</text:p>
      <text:p text:style-name="P6"><text:s text:c="4"/>id_profesor → profesores (MC, BR)</text:p>
      <text:p text:style-name="P6"/>
      <text:p text:style-name="P6"/>
      <text:p text:style-name="P6"/>
      <text:p text:style-name="P4">Actividad 4.5.3</text:p>
      <text:p text:style-name="P4"/>
      <text:p text:style-name="P6">Actores (<text:span text:style-name="T2">#id</text:span>)</text:p>
      <text:p text:style-name="P6"/>
      <text:p text:style-name="P6">Papeles (<text:span text:style-name="T2">#id</text:span>)</text:p>
      <text:p text:style-name="P6"/>
      <text:p text:style-name="P6">Películas (<text:span text:style-name="T2">#id</text:span>)</text:p>
      <text:p text:style-name="P6"/>
      <text:p text:style-name="P6">Interpreta (<text:span text:style-name="T2">#id_actor, #id_papel</text:span>, <text:span text:style-name="T3">id_pelicula</text:span>, fecha, sueldo)</text:p>
      <text:p text:style-name="P6"/>
      <text:p text:style-name="P6"><text:s text:c="4"/>id_actor → actores (MC, BR)</text:p>
      <text:p text:style-name="P6"><text:s text:c="4"/>id_papel → papeles (MC, BR)</text:p>
      <text:p text:style-name="P6"><text:s text:c="4"/>id_película → películas (MC, BR)</text:p>
      <text:p text:style-name="P6"/>
      <text:p text:style-name="P6"/>
      <text:p text:style-name="P6"/>
      <text:p text:style-name="P4"><text:soft-page-break/>Actividad 4.5.4</text:p>
      <text:p text:style-name="P4"/>
      <text:p text:style-name="P6">Alumnos (#id)</text:p>
      <text:p text:style-name="P6"/>
      <text:p text:style-name="P6">Asignaturas (#id)</text:p>
      <text:p text:style-name="P6"/>
      <text:p text:style-name="P6">Evaluaciones (#id)</text:p>
      <text:p text:style-name="P6"/>
      <text:p text:style-name="P6">Calificación (<text:span text:style-name="T2">#id_alumno, #id_asignatura, #id_evaluacion</text:span>, fecha, nota)</text:p>
      <text:p text:style-name="P6"/>
      <text:p text:style-name="P6"><text:s text:c="4"/>id_alumno → alumnos (MC, BR)</text:p>
      <text:p text:style-name="P6"><text:s text:c="4"/>id_asignatura → asignaturas (MC, BR)</text:p>
      <text:p text:style-name="P6"><text:s text:c="4"/>id_evaluación → evaluaciones (MC, BR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4:48:44.411000000</meta:creation-date>
    <dc:date>2023-12-01T10:52:32.385000000</dc:date>
    <meta:editing-duration>PT20M4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2" meta:paragraph-count="33" meta:word-count="121" meta:character-count="908" meta:non-whitespace-character-count="775"/>
  </office:meta>
</office:document-meta>
</file>